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85cm" svg:height="3.81cm" svg:x="0.635cm" svg:y="1.27cm">
          <text:p text:style-name="P1">Develop</text:p>
          <text:p text:style-name="P1">firmware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xml:id="id2" draw:id="id2" draw:layer="layout" svg:width="6.985cm" svg:height="5.08cm" svg:x="0.635cm" svg:y="6.985cm">
          <text:p text:style-name="P1">Rom flashed to</text:p>
          <text:p text:style-name="P1">device and </text:p>
          <text:p text:style-name="P1">tweaked to perfec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5.715cm" svg:height="4.445cm" svg:x="1.27cm" svg:y="15.24cm">
          <text:p text:style-name="P1">DD Command to</text:p>
          <text:p text:style-name="P1">get firmware off</text:p>
          <text:p text:style-name="P1">device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4" draw:text-style-name="P1" xml:id="id4" draw:id="id4" draw:layer="layout" svg:width="5.08cm" svg:height="4.445cm" svg:x="8.89cm" svg:y="15.24cm">
          <text:p text:style-name="P1">Generate</text:p>
          <text:p text:style-name="P1">Heimdall TGZ</text:p>
          <text:p text:style-name="P1">packa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draw:layer="layout" svg:width="8.89cm" svg:height="5.08cm" svg:x="18.415cm" svg:y="7.62cm">
          <text:p text:style-name="P2"><text:span text:style-name="T1">User receives </text:span></text:p>
          <text:p text:style-name="P2"><text:span text:style-name="T1">package with total</text:span></text:p>
          <text:p text:style-name="P2"><text:span text:style-name="T1">assuredness in flashing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6" draw:text-style-name="P1" draw:layer="layout" svg:x1="4.128cm" svg:y1="5.08cm" svg:x2="4.127cm" svg:y2="6.985cm" draw:start-shape="id1" draw:start-glue-point="6" draw:end-shape="id2" svg:d="m4128 5080v953h-1v952">
          <text:p/>
        </draw:connector>
        <draw:connector draw:style-name="gr6" draw:text-style-name="P1" draw:layer="layout" svg:x1="4.128cm" svg:y1="12.065cm" svg:x2="4.127cm" svg:y2="15.24cm" draw:start-shape="id2" draw:start-glue-point="7" draw:end-shape="id3" svg:d="m4128 12065v1588h-1v1587">
          <text:p/>
        </draw:connector>
        <draw:connector draw:style-name="gr6" draw:text-style-name="P1" draw:layer="layout" svg:x1="6.985cm" svg:y1="17.462cm" svg:x2="8.89cm" svg:y2="17.462cm" draw:start-shape="id3" draw:end-shape="id4" svg:d="m6985 17462h1905">
          <text:p/>
        </draw:connector>
        <draw:custom-shape draw:style-name="gr7" draw:text-style-name="P1" draw:layer="layout" svg:width="6.35cm" svg:height="3.81cm" svg:x="8.255cm" svg:y="1.27cm">
          <text:p text:style-name="P1">Heimdall</text:p>
          <text:p text:style-name="P1"><text:s/>One-Click</text:p>
          <text:p text:style-name="P1">Package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8" draw:text-style-name="P1" draw:layer="layout" svg:width="6.415cm" svg:height="3.795cm" draw:transform="skewX (0.0055850536063808) rotate (1.56014981835744) translate (13.281cm 13.338cm)">
          <text:p text:style-name="P1">One Click</text:p>
          <text:p text:style-name="P1">Package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17.145cm" svg:y1="10.16cm" svg:x2="18.415cm" svg:y2="10.16cm">
          <text:p/>
        </draw:line>
        <draw:line draw:style-name="gr6" draw:text-style-name="P1" draw:layer="layout" svg:x1="11.43cm" svg:y1="5.08cm" svg:x2="13.335cm" svg:y2="8.255cm">
          <text:p/>
        </draw:line>
        <draw:line draw:style-name="gr6" draw:text-style-name="P1" draw:layer="layout" svg:x1="11.43cm" svg:y1="15.24cm" svg:x2="13.335cm" svg:y2="12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am Outler</meta:initial-creator>
    <meta:creation-date>2011-07-24T02:08:15</meta:creation-date>
    <dc:date>2011-07-26T18:19:57</dc:date>
    <dc:creator>Adam Outler</dc:creator>
    <meta:editing-duration>PT2H44M51S</meta:editing-duration>
    <meta:editing-cycles>4</meta:editing-cycles>
    <meta:generator>LibreOffice/3.3$Unix LibreOffice_project/330m19$Build-202</meta:generator>
    <meta:document-statistic meta:object-count="13"/>
  </office:meta>
</office:document-meta>
</file>